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Graph6-0/content.xml" manifest:media-type="text/xml"/>
  <manifest:file-entry manifest:full-path="Graph6-0/styles.xml" manifest:media-type="text/xml"/>
  <manifest:file-entry manifest:full-path="Graph6-0/meta.xml" manifest:media-type="text/xml"/>
  <manifest:file-entry manifest:full-path="Graph6-0/" manifest:media-type="application/vnd.oasis.opendocument.chart"/>
  <manifest:file-entry manifest:full-path="Graph7-0/content.xml" manifest:media-type="text/xml"/>
  <manifest:file-entry manifest:full-path="Graph7-0/styles.xml" manifest:media-type="text/xml"/>
  <manifest:file-entry manifest:full-path="Graph7-0/meta.xml" manifest:media-type="text/xml"/>
  <manifest:file-entry manifest:full-path="Graph7-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Graph4-0" manifest:media-type="application/x-openoffice-gdimetafile;windows_formatname=&quot;GDIMetaFile&quot;"/>
  <manifest:file-entry manifest:full-path="ObjectReplacements/Graph3-0" manifest:media-type="application/x-openoffice-gdimetafile;windows_formatname=&quot;GDIMetaFile&quot;"/>
  <manifest:file-entry manifest:full-path="ObjectReplacements/Graph2-0" manifest:media-type="application/x-openoffice-gdimetafile;windows_formatname=&quot;GDIMetaFile&quot;"/>
  <manifest:file-entry manifest:full-path="ObjectReplacements/Graph1-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Graph7-0" manifest:media-type="application/x-openoffice-gdimetafile;windows_formatname=&quot;GDIMetaFile&quot;"/>
  <manifest:file-entry manifest:full-path="ObjectReplacements/Graph6-0" manifest:media-type="application/x-openoffice-gdimetafile;windows_formatname=&quot;GDIMetaFile&quot;"/>
  <manifest:file-entry manifest:full-path="ObjectReplacements/Graph5-0" manifest:media-type="application/x-openoffice-gdimetafile;windows_formatname=&quot;GDIMetaFile&quot;"/>
  <manifest:file-entry manifest:full-path="Graph4-0/content.xml" manifest:media-type="text/xml"/>
  <manifest:file-entry manifest:full-path="Graph4-0/styles.xml" manifest:media-type="text/xml"/>
  <manifest:file-entry manifest:full-path="Graph4-0/meta.xml" manifest:media-type="text/xml"/>
  <manifest:file-entry manifest:full-path="Graph4-0/" manifest:media-type="application/vnd.oasis.opendocument.chart"/>
  <manifest:file-entry manifest:full-path="Graph1-0/content.xml" manifest:media-type="text/xml"/>
  <manifest:file-entry manifest:full-path="Graph1-0/styles.xml" manifest:media-type="text/xml"/>
  <manifest:file-entry manifest:full-path="Graph1-0/meta.xml" manifest:media-type="text/xml"/>
  <manifest:file-entry manifest:full-path="Graph1-0/" manifest:media-type="application/vnd.oasis.opendocument.chart"/>
  <manifest:file-entry manifest:full-path="Graph2-0/content.xml" manifest:media-type="text/xml"/>
  <manifest:file-entry manifest:full-path="Graph2-0/styles.xml" manifest:media-type="text/xml"/>
  <manifest:file-entry manifest:full-path="Graph2-0/meta.xml" manifest:media-type="text/xml"/>
  <manifest:file-entry manifest:full-path="Graph2-0/" manifest:media-type="application/vnd.oasis.opendocument.chart"/>
  <manifest:file-entry manifest:full-path="meta.xml" manifest:media-type="text/xml"/>
  <manifest:file-entry manifest:full-path="Graph3-0/content.xml" manifest:media-type="text/xml"/>
  <manifest:file-entry manifest:full-path="Graph3-0/styles.xml" manifest:media-type="text/xml"/>
  <manifest:file-entry manifest:full-path="Graph3-0/meta.xml" manifest:media-type="text/xml"/>
  <manifest:file-entry manifest:full-path="Graph3-0/" manifest:media-type="application/vnd.oasis.opendocument.chart"/>
  <manifest:file-entry manifest:full-path="Graph5-0/content.xml" manifest:media-type="text/xml"/>
  <manifest:file-entry manifest:full-path="Graph5-0/styles.xml" manifest:media-type="text/xml"/>
  <manifest:file-entry manifest:full-path="Graph5-0/meta.xml" manifest:media-type="text/xml"/>
  <manifest:file-entry manifest:full-path="Graph5-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DejaVu Sans1" svg:font-family="'DejaVu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7.49pt"/>
    </style:style>
    <style:style style:name="co2" style:family="table-column">
      <style:table-column-properties fo:break-before="auto" style:column-width="101.25pt"/>
    </style:style>
    <style:style style:name="co3" style:family="table-column">
      <style:table-column-properties fo:break-before="auto" style:column-width="96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961.51pt"/>
    </style:style>
    <style:style style:name="co7" style:family="table-column">
      <style:table-column-properties fo:break-before="auto" style:column-width="216pt"/>
    </style:style>
    <style:style style:name="co8" style:family="table-column">
      <style:table-column-properties fo:break-before="auto" style:column-width="206.25pt"/>
    </style:style>
    <style:style style:name="co9" style:family="table-column">
      <style:table-column-properties fo:break-before="auto" style:column-width="242.25pt"/>
    </style:style>
    <style:style style:name="co10" style:family="table-column">
      <style:table-column-properties fo:break-before="auto" style:column-width="47.99pt"/>
    </style:style>
    <style:style style:name="co11" style:family="table-column">
      <style:table-column-properties fo:break-before="auto" style:column-width="158.2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374.26pt"/>
    </style:style>
    <style:style style:name="co14" style:family="table-column">
      <style:table-column-properties fo:break-before="auto" style:column-width="382.51pt"/>
    </style:style>
    <style:style style:name="co15" style:family="table-column">
      <style:table-column-properties fo:break-before="auto" style:column-width="590.2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92.24pt"/>
    </style:style>
    <style:style style:name="co18" style:family="table-column">
      <style:table-column-properties fo:break-before="auto" style:column-width="144pt"/>
    </style:style>
    <style:style style:name="co19" style:family="table-column">
      <style:table-column-properties fo:break-before="auto" style:column-width="76.51pt"/>
    </style:style>
    <style:style style:name="co20" style:family="table-column">
      <style:table-column-properties fo:break-before="auto" style:column-width="53.26pt"/>
    </style:style>
    <style:style style:name="co21" style:family="table-column">
      <style:table-column-properties fo:break-before="auto" style:column-width="140.26pt"/>
    </style:style>
    <style:style style:name="co22" style:family="table-column">
      <style:table-column-properties fo:break-before="auto" style:column-width="464.26pt"/>
    </style:style>
    <style:style style:name="co23" style:family="table-column">
      <style:table-column-properties fo:break-before="auto" style:column-width="50.26pt"/>
    </style:style>
    <style:style style:name="co24" style:family="table-column">
      <style:table-column-properties fo:break-before="auto" style:column-width="63.75pt"/>
    </style:style>
    <style:style style:name="co25" style:family="table-column">
      <style:table-column-properties fo:break-before="auto" style:column-width="153.75pt"/>
    </style:style>
    <style:style style:name="co26" style:family="table-column">
      <style:table-column-properties fo:break-before="auto" style:column-width="74.24pt"/>
    </style:style>
    <style:style style:name="co27" style:family="table-column">
      <style:table-column-properties fo:break-before="auto" style:column-width="371.25pt"/>
    </style:style>
    <style:style style:name="co28" style:family="table-column">
      <style:table-column-properties fo:break-before="auto" style:column-width="72.74pt"/>
    </style:style>
    <style:style style:name="co29" style:family="table-column">
      <style:table-column-properties fo:break-before="auto" style:column-width="475.51pt"/>
    </style:style>
    <style:style style:name="co30" style:family="table-column">
      <style:table-column-properties fo:break-before="auto" style:column-width="85.49pt"/>
    </style:style>
    <style:style style:name="co31" style:family="table-column">
      <style:table-column-properties fo:break-before="auto" style:column-width="88.5pt"/>
    </style:style>
    <style:style style:name="co32" style:family="table-column">
      <style:table-column-properties fo:break-before="auto" style:column-width="87.76pt"/>
    </style:style>
    <style:style style:name="co33" style:family="table-column">
      <style:table-column-properties fo:break-before="auto" style:column-width="429.76pt"/>
    </style:style>
    <style:style style:name="co34" style:family="table-column">
      <style:table-column-properties fo:break-before="auto" style:column-width="41.24pt"/>
    </style:style>
    <style:style style:name="co35" style:family="table-column">
      <style:table-column-properties fo:break-before="auto" style:column-width="100.49pt"/>
    </style:style>
    <style:style style:name="co36" style:family="table-column">
      <style:table-column-properties fo:break-before="auto" style:column-width="56.24pt"/>
    </style:style>
    <style:style style:name="ro1" style:family="table-row">
      <style:table-row-properties style:row-height="17.2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3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33.76pt" fo:break-before="auto" style:use-optimal-row-height="true"/>
    </style:style>
    <style:style style:name="ta1" style:family="table" style:master-page-name="Product_20_Backlog_20_HW_20_6">
      <style:table-properties table:display="true" style:writing-mode="lr-tb"/>
    </style:style>
    <style:style style:name="ta2" style:family="table" style:master-page-name="Product_20_Backlog_20_HW_20_5">
      <style:table-properties table:display="true" style:writing-mode="lr-tb"/>
    </style:style>
    <style:style style:name="ta3" style:family="table" style:master-page-name="Sprint_20_1_20_Backlog">
      <style:table-properties table:display="true" style:writing-mode="lr-tb"/>
    </style:style>
    <style:style style:name="ta4" style:family="table" style:master-page-name="Sprint_20_2_20_Backlog">
      <style:table-properties table:display="true" style:writing-mode="lr-tb"/>
    </style:style>
    <style:style style:name="ta5" style:family="table" style:master-page-name="Sprint_20_3_20_Backlog">
      <style:table-properties table:display="true" style:writing-mode="lr-tb"/>
    </style:style>
    <style:style style:name="ta6" style:family="table" style:master-page-name="Sprint_20_4_20_Backlog">
      <style:table-properties table:display="true" style:writing-mode="lr-tb"/>
    </style:style>
    <style:style style:name="ta7" style:family="table" style:master-page-name="Sprint_20_NN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80808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8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 style:data-style-name="N33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 style:data-style-name="N33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text-align="center" fo:margin-left="0pt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80808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8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4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roduct Backlog HW 6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572.31pt" svg:height="341.09pt" svg:x="561pt" svg:y="18.74pt">
            <loext:p draw:notify-on-update-of-ranges="'file:///home/brandon/Downloads/Robbie_Robot_Shop_Scrum.ods'#'Product Backlog'.B21:'file:///home/brandon/Downloads/Robbie_Robot_Shop_Scrum.ods'#'Product Backlog'.B29"/>
            <draw:object xlink:href="./Graph1-0" xlink:type="simple" xlink:show="embed" xlink:actuate="onLoad"/>
            <draw:image xlink:href="./ObjectReplacements/Graph1-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Gnumeric-default" office:value-type="string" calcext:value-type="string">
            <text:p>Product Name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Team ID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office:value-type="string" calcext:value-type="string">
            <text:p>Brandon Shimanek</text:p>
          </table:table-cell>
          <table:table-cell table:style-name="ce3" table:number-columns-repeated="2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office:value-type="string" calcext:value-type="string">
            <text:p>BJS</text:p>
          </table:table-cell>
          <table:table-cell table:style-name="ce3" table:number-columns-repeated="2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office:value-type="float" office:value="1001246560" calcext:value-type="float">
            <text:p>1001246560</text:p>
          </table:table-cell>
          <table:table-cell table:style-name="ce3" table:number-columns-repeated="2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(Additional names for teams only)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tatus</text:p>
          </table:table-cell>
          <table:table-cell table:style-name="ce10" office:value-type="string" calcext:value-type="string">
            <text:p>Sprint Ends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1 Left</text:p>
          </table:table-cell>
          <table:table-cell table:style-name="ce3" office:value-type="float" office:value="11" calcext:value-type="float">
            <text:p>11</text:p>
          </table:table-cell>
          <table:table-cell table:style-name="Gnumeric-default" office:value-type="string" calcext:value-type="string">
            <text:p>Completed</text:p>
          </table:table-cell>
          <table:table-cell table:style-name="ce11" office:value-type="date" office:date-value="2016-10-06" calcext:value-type="date">
            <text:p>Oct 06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2 Left</text:p>
          </table:table-cell>
          <table:table-cell table:style-name="ce3" office:value-type="float" office:value="9" calcext:value-type="float">
            <text:p>9</text:p>
          </table:table-cell>
          <table:table-cell table:style-name="Gnumeric-default" office:value-type="string" calcext:value-type="string">
            <text:p>Completed</text:p>
          </table:table-cell>
          <table:table-cell table:style-name="ce11" table:formula="of:=[.D22]+7" office:value-type="date" office:date-value="2016-10-13" calcext:value-type="date">
            <text:p>Oct 13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3 Left</text:p>
          </table:table-cell>
          <table:table-cell table:style-name="ce3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1" table:formula="of:=[.D23]+7" office:value-type="date" office:date-value="2016-10-20" calcext:value-type="date">
            <text:p>Oct 20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4 Left</text:p>
          </table:table-cell>
          <table:table-cell table:style-name="ce3" table:formula="of:=[.B24]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1" table:formula="of:=[.D24]+7" office:value-type="date" office:date-value="2016-10-27" calcext:value-type="date">
            <text:p>Oct 27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5 Left</text:p>
          </table:table-cell>
          <table:table-cell table:style-name="ce3" office:value-type="float" office:value="6" calcext:value-type="float">
            <text:p>6</text:p>
          </table:table-cell>
          <table:table-cell table:style-name="Gnumeric-default" office:value-type="string" calcext:value-type="string">
            <text:p>Completed</text:p>
          </table:table-cell>
          <table:table-cell table:style-name="ce11" table:formula="of:=[.D25]+7" office:value-type="date" office:date-value="2016-11-03" calcext:value-type="date">
            <text:p>Nov 03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6 Left</text:p>
          </table:table-cell>
          <table:table-cell table:style-name="ce3" table:formula="of:=[.B26]" office:value-type="float" office:value="6" calcext:value-type="float">
            <text:p>6</text:p>
          </table:table-cell>
          <table:table-cell table:style-name="Gnumeric-default" office:value-type="string" calcext:value-type="string">
            <text:p>Due</text:p>
          </table:table-cell>
          <table:table-cell table:style-name="ce11" table:formula="of:=[.D26]+7" office:value-type="date" office:date-value="2016-11-10" calcext:value-type="date">
            <text:p>Nov 10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7 Left</text:p>
          </table:table-cell>
          <table:table-cell table:style-name="ce3" table:formula="of:=[.B27]" office:value-type="float" office:value="6" calcext:value-type="float">
            <text:p>6</text:p>
          </table:table-cell>
          <table:table-cell table:style-name="Gnumeric-default" office:value-type="string" calcext:value-type="string">
            <text:p>Due</text:p>
          </table:table-cell>
          <table:table-cell table:style-name="ce11" table:formula="of:=[.D27]+7" office:value-type="date" office:date-value="2016-11-17" calcext:value-type="date">
            <text:p>Nov 17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8 Left</text:p>
          </table:table-cell>
          <table:table-cell table:style-name="ce3" table:formula="of:=[.B28]" office:value-type="float" office:value="6" calcext:value-type="float">
            <text:p>6</text:p>
          </table:table-cell>
          <table:table-cell table:style-name="Gnumeric-default" office:value-type="string" calcext:value-type="string">
            <text:p>Due</text:p>
          </table:table-cell>
          <table:table-cell table:style-name="ce11" office:value-type="date" office:date-value="2016-11-22" calcext:value-type="date">
            <text:p>Nov 22</text:p>
          </table:table-cell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2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/>
          <table:table-cell table:style-name="ce3" table:number-columns-repeated="3"/>
          <table:table-cell table:style-name="ce12"/>
          <table:table-cell table:style-name="ce20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Gnumeric-default" table:number-columns-repeated="1016"/>
        </table:table-row>
        <table:table-row table:style-name="ro1">
          <table:table-cell table:style-name="ce3" table:number-columns-repeated="4"/>
          <table:table-cell table:style-name="ce12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2"/>
          <table:table-cell table:style-name="Gnumeric-default" table:number-columns-repeated="1016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print #</text:p>
          </table:table-cell>
          <table:table-cell table:style-name="ce13" office:value-type="string" calcext:value-type="string">
            <text:p>Team Size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Notes</text:p>
          </table:table-cell>
          <table:table-cell table:style-name="Gnumeric-default" table:number-columns-repeated="101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open a GUI main window</text:p>
          </table:table-cell>
          <table:table-cell table:style-name="ce5" office:value-type="string" calcext:value-type="string">
            <text:p>I can interact with RRS Manager with my mouse</text:p>
          </table:table-cell>
          <table:table-cell table:style-name="ce5" office:value-type="string" calcext:value-type="string">
            <text:p>No menu required here – run program, create a part</text:p>
          </table:table-cell>
          <table:table-cell table:style-name="ce5"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create robot parts</text:p>
          </table:table-cell>
          <table:table-cell table:style-name="ce6" office:value-type="string" calcext:value-type="string">
            <text:p>I can define robot models</text:p>
          </table:table-cell>
          <table:table-cell table:style-name="ce6" office:value-type="string" calcext:value-type="string">
            <text:p>No menu required here – run program, create a part</text:p>
          </table:table-cell>
          <table:table-cell table:style-name="ce5" table:number-columns-repeated="1015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create robot parts via GUI dialogs</text:p>
          </table:table-cell>
          <table:table-cell table:style-name="ce5" office:value-type="string" calcext:value-type="string">
            <text:p>I can define robot models</text:p>
          </table:table-cell>
          <table:table-cell table:style-name="ce5" office:value-type="string" calcext:value-type="string">
            <text:p>An fl_input centric approach is OK initially, but a custom dialog is worth bonus points (perhaps Create &gt; Robot Part)</text:p>
          </table:table-cell>
          <table:table-cell table:style-name="ce5"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define new robot models</text:p>
          </table:table-cell>
          <table:table-cell table:style-name="ce6" office:value-type="string" calcext:value-type="string">
            <text:p>RRS can sell them to our Beloved Customers</text:p>
          </table:table-cell>
          <table:table-cell table:style-name="ce6" office:value-type="string" calcext:value-type="string">
            <text:p>Menu needed – create parts, then create a robot model</text:p>
          </table:table-cell>
          <table:table-cell table:style-name="ce5"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3" table:number-columns-repeated="2"/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define new robot models via GUI dialogs</text:p>
          </table:table-cell>
          <table:table-cell table:style-name="ce5" office:value-type="string" calcext:value-type="string">
            <text:p>RRS can sell them to our Beloved Customers</text:p>
          </table:table-cell>
          <table:table-cell table:style-name="ce5" office:value-type="string" calcext:value-type="string">
            <text:p>Similar to robot parts (perhaps Create &gt; Robot Model)</text:p>
          </table:table-cell>
          <table:table-cell table:style-name="ce5"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browse a catalog of robots</text:p>
          </table:table-cell>
          <table:table-cell table:style-name="ce6" office:value-type="string" calcext:value-type="string">
            <text:p>I can buy one or more robots</text:p>
          </table:table-cell>
          <table:table-cell table:style-name="ce6" office:value-type="string" calcext:value-type="string">
            <text:p>Need to list robots models, then list parts in selected model</text:p>
          </table:table-cell>
          <table:table-cell table:style-name="ce5" table:number-columns-repeated="1015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2"/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owse a catalog of robots via a GUI report</text:p>
          </table:table-cell>
          <table:table-cell table:style-name="ce5" office:value-type="string" calcext:value-type="string">
            <text:p>I can buy one or more robots</text:p>
          </table:table-cell>
          <table:table-cell table:style-name="ce5" office:value-type="string" calcext:value-type="string">
            <text:p>A text output is OK initially, but an attractive HTML-like output is desired (perhaps (Report &gt; All Robot Models)</text:p>
          </table:table-cell>
          <table:table-cell table:style-name="ce5"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2"/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see pictures of the robots in the GUI catalog</text:p>
          </table:table-cell>
          <table:table-cell table:style-name="ce5" office:value-type="string" calcext:value-type="string">
            <text:p>I can see what I'm buying</text:p>
          </table:table-cell>
          <table:table-cell table:style-name="ce5" office:value-type="string" calcext:value-type="string">
            <text:p>Add picture when defining robot model, and show it in the robot model report</text:p>
          </table:table-cell>
          <table:table-cell table:style-name="ce5"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create a robot order for a Customer</text:p>
          </table:table-cell>
          <table:table-cell table:style-name="ce6" office:value-type="string" calcext:value-type="string">
            <text:p>I can sell robots and thus do my job well</text:p>
          </table:table-cell>
          <table:table-cell table:style-name="ce6" office:value-type="string" calcext:value-type="string">
            <text:p>Select robot model and quantity, show details with total price</text:p>
          </table:table-cell>
          <table:table-cell table:style-name="ce5"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reate a new Beloved Customer via GUI</text:p>
          </table:table-cell>
          <table:table-cell table:style-name="ce5" office:value-type="string" calcext:value-type="string">
            <text:p>I can keep track of who's buying our products</text:p>
          </table:table-cell>
          <table:table-cell table:style-name="ce5" office:value-type="string" calcext:value-type="string">
            <text:p>The usual name, address, phone number, and email address (perhaps Create &gt; Customer)</text:p>
          </table:table-cell>
          <table:table-cell table:style-name="ce5"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number-columns-repeated="2"/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reate a new Sales Associate via GUI</text:p>
          </table:table-cell>
          <table:table-cell table:style-name="ce5" office:value-type="string" calcext:value-type="string">
            <text:p>I can keep track of my employees' performance</text:p>
          </table:table-cell>
          <table:table-cell table:style-name="ce5" office:value-type="string" calcext:value-type="string">
            <text:p>Name and employee number at a minimum (perhaps Create &gt; Sales Associate)</text:p>
          </table:table-cell>
          <table:table-cell table:style-name="ce5"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2"/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Create a robot order for a Customer via GUI</text:p>
          </table:table-cell>
          <table:table-cell table:style-name="ce5" office:value-type="string" calcext:value-type="string">
            <text:p>I can sell robots and thus do my job well</text:p>
          </table:table-cell>
          <table:table-cell table:style-name="ce5"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7" table:number-columns-repeated="2"/>
          <table:table-cell table:style-name="ce15" office:value-type="float" office:value="2" calcext:value-type="float">
            <text:p>2</text:p>
          </table:table-cell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ensure persistence of the RRS data</text:p>
          </table:table-cell>
          <table:table-cell table:style-name="ce6" office:value-type="string" calcext:value-type="string">
            <text:p>we don't lose orders or historical data</text:p>
          </table:table-cell>
          <table:table-cell table:style-name="ce6" office:value-type="string" calcext:value-type="string">
            <text:p>Write the data to the default filename and reload it next time the program runs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14" calcext:value-type="float">
            <text:p>14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save data explicitly via GUI</text:p>
          </table:table-cell>
          <table:table-cell table:style-name="ce7" office:value-type="string" calcext:value-type="string">
            <text:p>we can save data without exiting the program</text:p>
          </table:table-cell>
          <table:table-cell table:style-name="ce7" office:value-type="string" calcext:value-type="string">
            <text:p>Write the data to the default filename on command (perhaps File &gt; Save to the default filenam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15" calcext:value-type="float">
            <text:p>15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load data explicitly via GUI</text:p>
          </table:table-cell>
          <table:table-cell table:style-name="ce7" office:value-type="string" calcext:value-type="string">
            <text:p>we can manage multiple stores in different files</text:p>
          </table:table-cell>
          <table:table-cell table:style-name="ce7" office:value-type="string" calcext:value-type="string">
            <text:p>Read the data from a user-selected file on command (perhaps File &gt; Open)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16" calcext:value-type="float">
            <text:p>16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save data to a specified name via GUI</text:p>
          </table:table-cell>
          <table:table-cell table:style-name="ce7" office:value-type="string" calcext:value-type="string">
            <text:p>we can manage multiple stores in different files</text:p>
          </table:table-cell>
          <table:table-cell table:style-name="ce7" office:value-type="string" calcext:value-type="string">
            <text:p>Write the data to a user-selected file on command and make that fie the default (perhaps File &gt; Save As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7" office:value-type="float" office:value="23" calcext:value-type="float">
            <text:p>23</text:p>
          </table:table-cell>
          <table:table-cell table:style-name="ce7" table:number-columns-repeated="2"/>
          <table:table-cell table:style-name="ce15" office:value-type="float" office:value="2" calcext:value-type="float">
            <text:p>2</text:p>
          </table:table-cell>
          <table:table-cell table:style-name="ce6" office:value-type="string" calcext:value-type="string">
            <text:p>PB / SA</text:p>
          </table:table-cell>
          <table:table-cell table:style-name="ce6" office:value-type="string" calcext:value-type="string">
            <text:p>view a list of orders per SA</text:p>
          </table:table-cell>
          <table:table-cell table:style-name="ce6" office:value-type="string" calcext:value-type="string">
            <text:p>I can estimate the value of employees / I can justify a raise</text:p>
          </table:table-cell>
          <table:table-cell table:style-name="ce6" office:value-type="string" calcext:value-type="string">
            <text:p>Show list of orders for an SA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7" office:value-type="float" office:value="24" calcext:value-type="float">
            <text:p>24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7" office:value-type="string" calcext:value-type="string">
            <text:p>PB / SA</text:p>
          </table:table-cell>
          <table:table-cell table:style-name="ce7" office:value-type="string" calcext:value-type="string">
            <text:p>view a report of orders per SA in the GUI</text:p>
          </table:table-cell>
          <table:table-cell table:style-name="ce7" office:value-type="string" calcext:value-type="string">
            <text:p>I can estimate the value of employees / I can justify a raise</text:p>
          </table:table-cell>
          <table:table-cell table:style-name="ce7" office:value-type="string" calcext:value-type="string">
            <text:p>A basic text report is fine (perhaps Report &gt; Orders by Sales Associate)</text:p>
          </table:table-cell>
          <table:table-cell table:style-name="ce5" table:number-columns-repeated="1015"/>
        </table:table-row>
        <table:table-row table:style-name="ro5">
          <table:table-cell/>
          <table:table-cell table:style-name="ce8" office:value-type="float" office:value="17" calcext:value-type="float">
            <text:p>17</text:p>
          </table:table-cell>
          <table:table-cell table:style-name="ce8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enable basic login by role and customize the GUI</text:p>
          </table:table-cell>
          <table:table-cell table:style-name="ce8" office:value-type="string" calcext:value-type="string">
            <text:p>we don't have options that don't apply to our roles</text:p>
          </table:table-cell>
          <table:table-cell table:style-name="ce8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8" office:value-type="float" office:value="18" calcext:value-type="float">
            <text:p>18</text:p>
          </table:table-cell>
          <table:table-cell table:style-name="ce8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enable copy and paste from text fields</text:p>
          </table:table-cell>
          <table:table-cell table:style-name="ce8" office:value-type="string" calcext:value-type="string">
            <text:p>we can save typing</text:p>
          </table:table-cell>
          <table:table-cell table:style-name="ce8" office:value-type="string" calcext:value-type="string">
            <text:p>Just implement this where the toolkit supports it – not all text widgets do, but it's easy where it's supported</text:p>
          </table:table-cell>
          <table:table-cell table:style-name="ce5" table:number-columns-repeated="1015"/>
        </table:table-row>
        <table:table-row table:style-name="ro6" table:number-rows-repeated="2">
          <table:table-cell/>
          <table:table-cell table:style-name="ce5" table:number-columns-repeated="3"/>
          <table:table-cell table:style-name="ce14"/>
          <table:table-cell table:style-name="ce5" table:number-columns-repeated="1019"/>
        </table:table-row>
        <table:table-row table:style-name="ro3">
          <table:table-cell/>
          <table:table-cell table:style-name="ce5" office:value-type="float" office:value="21" calcext:value-type="float">
            <text:p>21</text:p>
          </table:table-cell>
          <table:table-cell table:style-name="ce8" table:number-columns-repeated="2"/>
          <table:table-cell table:style-name="ce15" office:value-type="float" office:value="3" calcext:value-type="float">
            <text:p>3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view my bill</text:p>
          </table:table-cell>
          <table:table-cell table:style-name="ce6" office:value-type="string" calcext:value-type="string">
            <text:p>I can pay for my robots</text:p>
          </table:table-cell>
          <table:table-cell table:style-name="ce6" office:value-type="string" calcext:value-type="string">
            <text:p>Show a BC invoice. Actual payment is outside the scope of this project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22" calcext:value-type="float">
            <text:p>22</text:p>
          </table:table-cell>
          <table:table-cell table:style-name="ce8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view my bill (invoice) in the GUI</text:p>
          </table:table-cell>
          <table:table-cell table:style-name="ce8" office:value-type="string" calcext:value-type="string">
            <text:p>I can pay for my robots</text:p>
          </table:table-cell>
          <table:table-cell table:style-name="ce8" office:value-type="string" calcext:value-type="string">
            <text:p>A basic text report is fine initially, but a more attractive HTML report is desired (perhaps Report &gt; Invoic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8" office:value-type="float" office:value="25" calcext:value-type="float">
            <text:p>25</text:p>
          </table:table-cell>
          <table:table-cell table:style-name="ce8" table:number-columns-repeated="2"/>
          <table:table-cell table:style-name="ce15" office:value-type="float" office:value="3" calcext:value-type="float">
            <text:p>3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view my orders</text:p>
          </table:table-cell>
          <table:table-cell table:style-name="ce6" office:value-type="string" calcext:value-type="string">
            <text:p>see what I have coming to me</text:p>
          </table:table-cell>
          <table:table-cell table:style-name="ce6" office:value-type="string" calcext:value-type="string">
            <text:p>Show list of orders for a BC with total price, then list details of selected order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8" office:value-type="float" office:value="26" calcext:value-type="float">
            <text:p>26</text:p>
          </table:table-cell>
          <table:table-cell table:style-name="ce8" table:number-columns-repeated="2"/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view my orders in the GUI</text:p>
          </table:table-cell>
          <table:table-cell table:style-name="ce8" office:value-type="string" calcext:value-type="string">
            <text:p>see what I have coming to me</text:p>
          </table:table-cell>
          <table:table-cell table:style-name="ce8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style-name="ce15" office:value-type="float" office:value="4" calcext:value-type="float">
            <text:p>4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view a sales report</text:p>
          </table:table-cell>
          <table:table-cell table:style-name="ce6" office:value-type="string" calcext:value-type="string">
            <text:p>I can justify a raise</text:p>
          </table:table-cell>
          <table:table-cell table:style-name="ce6" office:value-type="string" calcext:value-type="string">
            <text:p>Show list of orders for an SA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 table:style-name="ce18" office:value-type="float" office:value="4" calcext:value-type="float">
            <text:p>4</text:p>
          </table:table-cell>
          <table:table-cell table:style-name="ce9" office:value-type="string" calcext:value-type="string">
            <text:p>SA</text:p>
          </table:table-cell>
          <table:table-cell table:style-name="ce9" office:value-type="string" calcext:value-type="string">
            <text:p>view a sales report in the GUI</text:p>
          </table:table-cell>
          <table:table-cell table:style-name="ce9" office:value-type="string" calcext:value-type="string">
            <text:p>I can justify a raise</text:p>
          </table:table-cell>
          <table:table-cell table:style-name="ce9" office:value-type="string" calcext:value-type="string">
            <text:p>A basic text report is fine (perhaps Report &gt; Orders by Sales Associat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style-name="ce15" office:value-type="float" office:value="4" calcext:value-type="float">
            <text:p>4</text:p>
          </table:table-cell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view a list of orders</text:p>
          </table:table-cell>
          <table:table-cell table:style-name="ce6" office:value-type="string" calcext:value-type="string">
            <text:p>I can manage the company</text:p>
          </table:table-cell>
          <table:table-cell table:style-name="ce6" office:value-type="string" calcext:value-type="string">
            <text:p>Show list of every order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style-name="ce18" office:value-type="float" office:value="4" calcext:value-type="float">
            <text:p>4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view a report of all orders in the GUI</text:p>
          </table:table-cell>
          <table:table-cell table:style-name="ce9" office:value-type="string" calcext:value-type="string">
            <text:p>I can manage the company</text:p>
          </table:table-cell>
          <table:table-cell table:style-name="ce9" office:value-type="string" calcext:value-type="string">
            <text:p>A basic text report is fine (perhaps Report &gt; All Orders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18" office:value-type="float" office:value="4" calcext:value-type="float">
            <text:p>4</text:p>
          </table:table-cell>
          <table:table-cell table:style-name="ce9" office:value-type="string" calcext:value-type="string">
            <text:p>All</text:p>
          </table:table-cell>
          <table:table-cell table:style-name="ce9" office:value-type="string" calcext:value-type="string">
            <text:p>Add multi-level undo</text:p>
          </table:table-cell>
          <table:table-cell table:style-name="ce9" office:value-type="string" calcext:value-type="string">
            <text:p>Worry less about making mistakes</text:p>
          </table:table-cell>
          <table:table-cell table:style-name="ce9" office:value-type="string" calcext:value-type="string">
            <text:p>This would be for each Create event (e.g., a new Customer) only (perhaps Edit &gt; Undo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style-name="ce18" office:value-type="float" office:value="4" calcext:value-type="float">
            <text:p>4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see a pie chart of a model's component costs</text:p>
          </table:table-cell>
          <table:table-cell table:style-name="ce9" office:value-type="string" calcext:value-type="string">
            <text:p>I can decide if I want a different model</text:p>
          </table:table-cell>
          <table:table-cell table:style-name="ce9" office:value-type="string" calcext:value-type="string">
            <text:p>Consider using Fl_Chart, q.v., (perhaps Report &gt; Robot Model Cost Breakdown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1" calcext:value-type="float">
            <text:p>31</text:p>
          </table:table-cell>
          <table:table-cell table:style-name="ce5" table:number-columns-repeated="2"/>
          <table:table-cell table:style-name="ce14" office:value-type="string" calcext:value-type="string">
            <text:p>Bonus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create a bulk (2+) order for Customer via GUI</text:p>
          </table:table-cell>
          <table:table-cell table:style-name="ce5" office:value-type="string" calcext:value-type="string">
            <text:p>avoid proliferation of orders and paperwork</text:p>
          </table:table-cell>
          <table:table-cell table:style-name="ce5" office:value-type="string" calcext:value-type="string">
            <text:p>Allow more than one robot model (with respective quantity) on a single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2" calcext:value-type="float">
            <text:p>32</text:p>
          </table:table-cell>
          <table:table-cell table:style-name="ce5" table:number-columns-repeated="2"/>
          <table:table-cell table:style-name="ce14" office:value-type="string" calcext:value-type="string">
            <text:p>Bonus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hide robot parts via GUI</text:p>
          </table:table-cell>
          <table:table-cell table:style-name="ce5" office:value-type="string" calcext:value-type="string">
            <text:p>obsolete parts aren't accidentally used</text:p>
          </table:table-cell>
          <table:table-cell table:style-name="ce5" office:value-type="string" calcext:value-type="string">
            <text:p>Mark robot parts as “obsolete” and don't allow adding them to new robot models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3" calcext:value-type="float">
            <text:p>33</text:p>
          </table:table-cell>
          <table:table-cell table:style-name="ce5" table:number-columns-repeated="2"/>
          <table:table-cell table:style-name="ce14" office:value-type="string" calcext:value-type="string">
            <text:p>Bonus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hide robot models via GUI</text:p>
          </table:table-cell>
          <table:table-cell table:style-name="ce5" office:value-type="string" calcext:value-type="string">
            <text:p>obsolete robots aren't ordered</text:p>
          </table:table-cell>
          <table:table-cell table:style-name="ce5" office:value-type="string" calcext:value-type="string">
            <text:p>Mark robot models as “obsolete” and don't allow adding them to new orders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4" calcext:value-type="float">
            <text:p>34</text:p>
          </table:table-cell>
          <table:table-cell table:style-name="ce5" table:number-columns-repeated="2"/>
          <table:table-cell table:style-name="ce14" office:value-type="string" calcext:value-type="string">
            <text:p>Bonus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ve a draft order and return to it later via GUI</text:p>
          </table:table-cell>
          <table:table-cell table:style-name="ce5" office:value-type="string" calcext:value-type="string">
            <text:p>I can multi-task between indecisive customers</text:p>
          </table:table-cell>
          <table:table-cell table:style-name="ce5" office:value-type="string" calcext:value-type="string">
            <text:p>Save an order that hasn't been complete, and allow SA to resume work on it lat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5" calcext:value-type="float">
            <text:p>35</text:p>
          </table:table-cell>
          <table:table-cell table:style-name="ce5" table:number-columns-repeated="2"/>
          <table:table-cell table:style-name="ce14" office:value-type="string" calcext:value-type="string">
            <text:p>Extreme Bonus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owse and order robots over the web</text:p>
          </table:table-cell>
          <table:table-cell table:style-name="ce5" office:value-type="string" calcext:value-type="string">
            <text:p>I don't have to talk to the Sales Associates!</text:p>
          </table:table-cell>
          <table:table-cell table:style-name="ce5" office:value-type="string" calcext:value-type="string">
            <text:p>(Probably can't address until Homework #6)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36" calcext:value-type="float">
            <text:p>36</text:p>
          </table:table-cell>
          <table:table-cell table:style-name="ce5" table:number-columns-repeated="2"/>
          <table:table-cell table:style-name="ce14" office:value-type="string" calcext:value-type="string">
            <text:p>Extreme Bonus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avoid any delays in the RRS web software</text:p>
          </table:table-cell>
          <table:table-cell table:style-name="ce5" office:value-type="string" calcext:value-type="string">
            <text:p>my SA team is at maximum productivity</text:p>
          </table:table-cell>
          <table:table-cell table:style-name="ce5" office:value-type="string" calcext:value-type="string">
            <text:p>This likely means using threads for key processes(Probably can't address until Homework #6)</text:p>
          </table:table-cell>
          <table:table-cell table:style-name="ce5" table:number-columns-repeated="1015"/>
        </table:table-row>
        <table:table-row table:style-name="ro2">
          <table:table-cell table:style-name="Gnumeric-default" table:number-columns-repeated="4"/>
          <table:table-cell table:style-name="ce19"/>
          <table:table-cell table:style-name="Gnumeric-default" table:number-columns-repeated="1019"/>
        </table:table-row>
        <table:table-row table:style-name="ro2" table:number-rows-repeated="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oduct Backlog HW 6'.$A$1" table:expression="#REF!"/>
          <table:named-expression table:name="Sheet_Title" table:base-cell-address="$'Product Backlog HW 6'.$A$1" table:expression="&quot;Product Backlog HW 6&quot;"/>
        </table:named-expressions>
      </table:table>
      <table:table table:name="Product Backlog HW 5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453.74pt" svg:height="255pt" svg:x="466.5pt" svg:y="21pt">
            <loext:p draw:notify-on-update-of-ranges="'Product Backlog HW 5'.B21:'Product Backlog HW 5'.B24"/>
            <draw:object xlink:href="./Graph2-0" xlink:type="simple" xlink:show="embed" xlink:actuate="onLoad"/>
            <draw:image xlink:href="./ObjectReplacements/Graph2-0" xlink:type="simple" xlink:show="embed" xlink:actuate="onLoad"/>
          </draw:frame>
        </table:shapes>
        <table:table-column table:style-name="co1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6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number-columns-repeated="1016" table:default-cell-style-name="ce21"/>
        <table:table-row table:style-name="ro1">
          <table:table-cell office:value-type="string" calcext:value-type="string">
            <text:p>Product Name:</text:p>
          </table:table-cell>
          <table:table-cell table:style-name="ce3" office:value-type="string" calcext:value-type="string">
            <text:p>RRS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am ID:</text:p>
          </table:table-cell>
          <table:table-cell table:style-name="ce3" table:number-columns-repeated="6"/>
          <table:table-cell table:number-columns-repeated="1017"/>
        </table:table-row>
        <table:table-row table:style-name="ro6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office:value-type="string" calcext:value-type="string">
            <text:p>Brandon Shimanek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office:value-type="string" calcext:value-type="string">
            <text:p>BJS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office:value-type="float" office:value="1001246560" calcext:value-type="float">
            <text:p>1001246560</text:p>
          </table:table-cell>
          <table:table-cell table:style-name="ce3" table:number-columns-repeated="5"/>
          <table:table-cell table:number-columns-repeated="1017"/>
        </table:table-row>
        <table:table-row table:style-name="ro6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6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6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6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Total Features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2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3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017"/>
        </table:table-row>
        <table:table-row table:style-name="ro6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20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print #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create robot parts</text:p>
          </table:table-cell>
          <table:table-cell table:style-name="ce3" office:value-type="string" calcext:value-type="string">
            <text:p>I can define robot models</text:p>
          </table:table-cell>
          <table:table-cell office:value-type="string" calcext:value-type="string">
            <text:p>No menu required here – run program, create a part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efine new robot models</text:p>
          </table:table-cell>
          <table:table-cell table:style-name="ce3" office:value-type="string" calcext:value-type="string">
            <text:p>RRS can sell them to our Beloved Customers</text:p>
          </table:table-cell>
          <table:table-cell office:value-type="string" calcext:value-type="string">
            <text:p>Menu needed – create parts, then create a robot model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rowse a catalog of robots</text:p>
          </table:table-cell>
          <table:table-cell table:style-name="ce3" office:value-type="string" calcext:value-type="string">
            <text:p>I can buy one or more robots</text:p>
          </table:table-cell>
          <table:table-cell office:value-type="string" calcext:value-type="string">
            <text:p>Need to list robots models, then list parts in selected model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create a robot order for a Customer</text:p>
          </table:table-cell>
          <table:table-cell table:style-name="ce3" office:value-type="string" calcext:value-type="string">
            <text:p>I can sell robots and thus do my job well</text:p>
          </table:table-cell>
          <table:table-cell office:value-type="string" calcext:value-type="string">
            <text:p>Select robot model and quantity, show details with total pric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In-Progres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ensure persistence of the RRS data</text:p>
          </table:table-cell>
          <table:table-cell table:style-name="ce3" office:value-type="string" calcext:value-type="string">
            <text:p>we don't lose orders or historical data</text:p>
          </table:table-cell>
          <table:table-cell office:value-type="string" calcext:value-type="string">
            <text:p>Write the data to disk and reload it next time the program runs</text:p>
          </table:table-cell>
          <table:table-cell table:number-columns-repeated="1016"/>
        </table:table-row>
        <table:table-row table:style-name="ro7">
          <table:table-cell table:style-name="ce22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23" table:number-columns-repeated="2"/>
          <table:table-cell table:style-name="ce23" office:value-type="string" calcext:value-type="string">
            <text:p>PB / SA</text:p>
          </table:table-cell>
          <table:table-cell table:style-name="ce23" office:value-type="string" calcext:value-type="string">
            <text:p>view a list of orders per SA</text:p>
          </table:table-cell>
          <table:table-cell table:style-name="ce23" office:value-type="string" calcext:value-type="string">
            <text:p>I can estimate the value of employees / I can justify a raise</text:p>
          </table:table-cell>
          <table:table-cell table:style-name="ce22" office:value-type="string" calcext:value-type="string">
            <text:p>Show list of orders for an SA with total price, then list details of selected order</text:p>
          </table:table-cell>
          <table:table-cell table:style-name="ce22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iew my orders</text:p>
          </table:table-cell>
          <table:table-cell table:style-name="ce3" office:value-type="string" calcext:value-type="string">
            <text:p>see what I have coming to me</text:p>
          </table:table-cell>
          <table:table-cell office:value-type="string" calcext:value-type="string">
            <text:p>Show list of orders for a BC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iew my bill</text:p>
          </table:table-cell>
          <table:table-cell table:style-name="ce3" office:value-type="string" calcext:value-type="string">
            <text:p>I can pay for my robots</text:p>
          </table:table-cell>
          <table:table-cell office:value-type="string" calcext:value-type="string">
            <text:p>Show a BC invoice. Actual payment is outside the scope of this project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view a sales report</text:p>
          </table:table-cell>
          <table:table-cell table:style-name="ce3" office:value-type="string" calcext:value-type="string">
            <text:p>I can justify a raise</text:p>
          </table:table-cell>
          <table:table-cell office:value-type="string" calcext:value-type="string">
            <text:p>Show list of orders for an SA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view a list of orders</text:p>
          </table:table-cell>
          <table:table-cell table:style-name="ce3" office:value-type="string" calcext:value-type="string">
            <text:p>I can manage the company</text:p>
          </table:table-cell>
          <table:table-cell office:value-type="string" calcext:value-type="string">
            <text:p>Show list of every order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create a bulk (2+) robot order for a Customer</text:p>
          </table:table-cell>
          <table:table-cell table:style-name="ce3" office:value-type="string" calcext:value-type="string">
            <text:p>avoid proliferation of orders and paperwork</text:p>
          </table:table-cell>
          <table:table-cell office:value-type="string" calcext:value-type="string">
            <text:p>Allow more than one robot model (with respective quantity) on a single order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hide robot parts</text:p>
          </table:table-cell>
          <table:table-cell table:style-name="ce3" office:value-type="string" calcext:value-type="string">
            <text:p>obsolete parts aren't accidentally used</text:p>
          </table:table-cell>
          <table:table-cell office:value-type="string" calcext:value-type="string">
            <text:p>Mark robot parts as “obsolete” and don't allow adding them to new robot models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hide robot models</text:p>
          </table:table-cell>
          <table:table-cell table:style-name="ce3" office:value-type="string" calcext:value-type="string">
            <text:p>obsolete robots aren't ordered</text:p>
          </table:table-cell>
          <table:table-cell office:value-type="string" calcext:value-type="string">
            <text:p>Mark robot models as “obsolete” and don't allow adding them to new orders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ave a draft order and return to it later</text:p>
          </table:table-cell>
          <table:table-cell table:style-name="ce3" office:value-type="string" calcext:value-type="string">
            <text:p>I can multi-task between indecisive customers</text:p>
          </table:table-cell>
          <table:table-cell office:value-type="string" calcext:value-type="string">
            <text:p>Save an order that hasn't been complete, and allow SA to resume work on it later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add custom pictures to robot models</text:p>
          </table:table-cell>
          <table:table-cell table:style-name="ce3" office:value-type="string" calcext:value-type="string">
            <text:p>BC are more likely to buy my robots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see a pie chart of a model's component costs</text:p>
          </table:table-cell>
          <table:table-cell table:style-name="ce3" office:value-type="string" calcext:value-type="string">
            <text:p>I can decide if I want a different model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rowse and order robots over the web</text:p>
          </table:table-cell>
          <table:table-cell table:style-name="ce3" office:value-type="string" calcext:value-type="string">
            <text:p>I don't have to talk to the Sales Associates!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avoid any delays in the RRS web software</text:p>
          </table:table-cell>
          <table:table-cell table:style-name="ce3" office:value-type="string" calcext:value-type="string">
            <text:p>my SA team is at maximum productivity</text:p>
          </table:table-cell>
          <table:table-cell office:value-type="string" calcext:value-type="string">
            <text:p>This likely means using threads for key processes(Probably can't address until Homework #6)</text:p>
          </table:table-cell>
          <table:table-cell table:number-columns-repeated="1016"/>
        </table:table-row>
        <table:table-row table:style-name="ro2" table:number-rows-repeated="8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oduct Backlog HW 5'.$A$1" table:expression="#REF!"/>
          <table:named-expression table:name="Sheet_Title" table:base-cell-address="$'Product Backlog HW 5'.$A$1" table:expression="&quot;Product Backlog HW 5&quot;"/>
        </table:named-expressions>
      </table:table>
      <table:table table:name="Sprint 1 Backlog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1 Backlog'.B6:'Sprint 1 Backlog'.B13"/>
            <draw:object xlink:href="./Graph3-0" xlink:type="simple" xlink:show="embed" xlink:actuate="onLoad"/>
            <draw:image xlink:href="./ObjectReplacements/Graph3-0" xlink:type="simple" xlink:show="embed" xlink:actuate="onLoad"/>
          </draw:frame>
        </table:shapes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5" table:default-cell-style-name="ce21"/>
        <table:table-column table:style-name="co23" table:default-cell-style-name="ce21"/>
        <table:table-column table:style-name="co24" table:number-columns-repeated="1016" table:default-cell-style-name="ce2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4" office:value-type="date" office:date-value="2016-09-29" calcext:value-type="date">
            <text:p>9/29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4" office:value-type="date" office:date-value="2016-10-06" calcext:value-type="date">
            <text:p>10/6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6">
          <table:table-cell table:style-name="ce3"/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6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Use Case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Use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Part model object and its derived classes;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Part View and Controller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Robo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creation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model object and its derived classes;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controller and view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RS Manager object that handles menu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epository pattern object for robot/part storage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1 Backlog'.$A$1" table:expression="#REF!"/>
          <table:named-expression table:name="Sheet_Title" table:base-cell-address="$'Sprint 1 Backlog'.$A$1" table:expression="&quot;Sprint 1 Backlog&quot;"/>
        </table:named-expressions>
      </table:table>
      <table:table table:name="Sprint 2 Backlog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2 Backlog'.B6:'Sprint 2 Backlog'.B13"/>
            <draw:object xlink:href="./Graph4-0" xlink:type="simple" xlink:show="embed" xlink:actuate="onLoad"/>
            <draw:image xlink:href="./ObjectReplacements/Graph4-0" xlink:type="simple" xlink:show="embed" xlink:actuate="onLoad"/>
          </draw:frame>
        </table:shapes>
        <table:table-column table:style-name="co17" table:default-cell-style-name="ce21"/>
        <table:table-column table:style-name="co25" table:default-cell-style-name="ce21"/>
        <table:table-column table:style-name="co19" table:default-cell-style-name="ce21"/>
        <table:table-column table:style-name="co26" table:default-cell-style-name="ce21"/>
        <table:table-column table:style-name="co21" table:default-cell-style-name="ce21"/>
        <table:table-column table:style-name="co27" table:default-cell-style-name="ce21"/>
        <table:table-column table:style-name="co28" table:default-cell-style-name="ce21"/>
        <table:table-column table:style-name="co23" table:default-cell-style-name="ce21"/>
        <table:table-column table:style-name="co24" table:number-columns-repeated="1016" table:default-cell-style-name="ce2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4" office:value-type="date" office:date-value="2016-10-06" calcext:value-type="date">
            <text:p>10/6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4" office:value-type="date" office:date-value="2016-10-13" calcext:value-type="date">
            <text:p>10/1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6">
          <table:table-cell table:style-name="ce3"/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6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controller and vie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RS Manager object that handles menu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obot model based on new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new view code based on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new controller cose based on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2 Backlog'.$A$1" table:expression="#REF!"/>
          <table:named-expression table:name="Sheet_Title" table:base-cell-address="$'Sprint 2 Backlog'.$A$1" table:expression="&quot;Sprint 2 Backlog&quot;"/>
        </table:named-expressions>
      </table:table>
      <table:table table:name="Sprint 3 Backlog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3 Backlog'.B6:'Sprint 3 Backlog'.B13"/>
            <draw:object xlink:href="./Graph5-0" xlink:type="simple" xlink:show="embed" xlink:actuate="onLoad"/>
            <draw:image xlink:href="./ObjectReplacements/Graph5-0" xlink:type="simple" xlink:show="embed" xlink:actuate="onLoad"/>
          </draw:frame>
        </table:shapes>
        <table:table-column table:style-name="co17" table:default-cell-style-name="ce21"/>
        <table:table-column table:style-name="co25" table:default-cell-style-name="ce21"/>
        <table:table-column table:style-name="co5" table:default-cell-style-name="ce21"/>
        <table:table-column table:style-name="co20" table:default-cell-style-name="ce21"/>
        <table:table-column table:style-name="co21" table:default-cell-style-name="ce21"/>
        <table:table-column table:style-name="co29" table:default-cell-style-name="ce21"/>
        <table:table-column table:style-name="co30" table:default-cell-style-name="ce21"/>
        <table:table-column table:style-name="co23" table:default-cell-style-name="ce21"/>
        <table:table-column table:style-name="co24" table:number-columns-repeated="1016" table:default-cell-style-name="ce2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2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4" office:value-type="date" office:date-value="2016-10-13" calcext:value-type="date">
            <text:p>10/1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4" office:value-type="date" office:date-value="2016-10-20" calcext:value-type="date">
            <text:p>10/2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6">
          <table:table-cell table:style-name="ce3"/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6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new robot order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new robot order creation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order model and repo classe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order view and controller classe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menu and add robot order controller to rrs manager clas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saving and loading model data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data persistenc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sing tiny xml code for saving data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sing tiny xml code for loading data.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rs manager menus and add saving/loading functions.</text:p>
          </table:table-cell>
          <table:table-cell table:number-columns-repeated="1018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3 Backlog'.$A$1" table:expression="#REF!"/>
          <table:named-expression table:name="Sheet_Title" table:base-cell-address="$'Sprint 3 Backlog'.$A$1" table:expression="&quot;Sprint 3 Backlog&quot;"/>
        </table:named-expressions>
      </table:table>
      <table:table table:name="Sprint 4 Backlog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344.41pt" svg:height="203.58pt" svg:x="321.76pt" svg:y="18.09pt">
            <loext:p draw:notify-on-update-of-ranges="'Sprint 4 Backlog'.B6:'Sprint 4 Backlog'.B13"/>
            <draw:object xlink:href="./Graph6-0" xlink:type="simple" xlink:show="embed" xlink:actuate="onLoad"/>
            <draw:image xlink:href="./ObjectReplacements/Graph6-0" xlink:type="simple" xlink:show="embed" xlink:actuate="onLoad"/>
          </draw:frame>
        </table:shapes>
        <table:table-column table:style-name="co17" table:default-cell-style-name="ce21"/>
        <table:table-column table:style-name="co31" table:default-cell-style-name="ce21"/>
        <table:table-column table:style-name="co32" table:default-cell-style-name="ce21"/>
        <table:table-column table:style-name="co20" table:default-cell-style-name="ce21"/>
        <table:table-column table:style-name="co21" table:default-cell-style-name="ce21"/>
        <table:table-column table:style-name="co33" table:default-cell-style-name="ce21"/>
        <table:table-column table:style-name="co30" table:default-cell-style-name="ce21"/>
        <table:table-column table:style-name="co23" table:default-cell-style-name="ce21"/>
        <table:table-column table:style-name="co24" table:number-columns-repeated="1016" table:default-cell-style-name="ce2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2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6">
          <table:table-cell table:style-name="ce3"/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6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Main gui window 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main gui window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main gui window</text:p>
          </table:table-cell>
          <table:table-cell table:number-columns-repeated="1018"/>
        </table:table-row>
        <table:table-row table:style-name="ro2" table:number-rows-repeated="10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4 Backlog'.$A$1" table:expression="#REF!"/>
          <table:named-expression table:name="Sheet_Title" table:base-cell-address="$'Sprint 4 Backlog'.$A$1" table:expression="&quot;Sprint 4 Backlog&quot;"/>
        </table:named-expressions>
      </table:table>
      <table:table table:name="Sprint 5 Backlog" table:style-name="ta7" table:print="false">
        <office:forms form:automatic-focus="false" form:apply-design-mode="false"/>
        <table:shapes>
          <draw:frame draw:z-index="0" draw:style-name="gr1" svg:width="295.37pt" svg:height="146.07pt" svg:x="321.76pt" svg:y="18.09pt">
            <loext:p draw:notify-on-update-of-ranges="'Sprint 5 Backlog'.B6:'Sprint 5 Backlog'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7" table:default-cell-style-name="ce21"/>
        <table:table-column table:style-name="co31" table:default-cell-style-name="ce21"/>
        <table:table-column table:style-name="co19" table:default-cell-style-name="ce21"/>
        <table:table-column table:style-name="co34" table:default-cell-style-name="ce21"/>
        <table:table-column table:style-name="co35" table:default-cell-style-name="ce21"/>
        <table:table-column table:style-name="co33" table:default-cell-style-name="ce21"/>
        <table:table-column table:style-name="co36" table:default-cell-style-name="ce21"/>
        <table:table-column table:style-name="co23" table:default-cell-style-name="ce21"/>
        <table:table-column table:style-name="co16" table:number-columns-repeated="1016" table:default-cell-style-name="ce2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2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6">
          <table:table-cell table:style-name="ce3"/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6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Gui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and implement GUI Window in mai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Gui Window used in Par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Part Creation Window 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and setup Proper call backs for part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new utility functions to rrs_io for validating and converting string types to *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NN Backlog" table:style-name="ta7" table:print="false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NN Backlog'.B6:'Sprint NN Backlog'.B13"/>
            <draw:object xlink:href="./Graph7-0" xlink:type="simple" xlink:show="embed" xlink:actuate="onLoad"/>
            <draw:image xlink:href="./ObjectReplacements/Graph7-0" xlink:type="simple" xlink:show="embed" xlink:actuate="onLoad"/>
          </draw:frame>
        </table:shapes>
        <table:table-column table:style-name="co17" table:default-cell-style-name="ce21"/>
        <table:table-column table:style-name="co31" table:default-cell-style-name="ce21"/>
        <table:table-column table:style-name="co19" table:default-cell-style-name="ce21"/>
        <table:table-column table:style-name="co34" table:default-cell-style-name="ce21"/>
        <table:table-column table:style-name="co35" table:default-cell-style-name="ce21"/>
        <table:table-column table:style-name="co33" table:default-cell-style-name="ce21"/>
        <table:table-column table:style-name="co36" table:default-cell-style-name="ce21"/>
        <table:table-column table:style-name="co23" table:default-cell-style-name="ce21"/>
        <table:table-column table:style-name="co16" table:number-columns-repeated="1016" table:default-cell-style-name="ce21"/>
        <table:table-row table:style-name="ro1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2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6">
          <table:table-cell table:style-name="ce3"/>
          <table:table-cell table:style-name="ce24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6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 table:number-rows-repeated="1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NN Backlog'.$A$1" table:expression="#REF!"/>
          <table:named-expression table:name="Sheet_Title" table:base-cell-address="$'Sprint NN Backlog'.$A$1" table:expression="&quot;Sprint NN Backlog&quot;"/>
        </table:named-expressions>
      </table:table>
      <table:table table:name="'file:///home/brandon/Downloads/Robbie_Robot_Shop_Scrum.ods'#Product Backlog" table:print="false" table:style-name="ta_extref">
        <table:table-source xlink:type="simple" xlink:href="../../../../../Downloads/Robbie_Robot_Shop_Scrum.ods" table:table-name="Product Backlog" table:filter-name="calc8" table:mode="copy-results-only"/>
        <table:table-column table:number-columns-repeated="2"/>
        <table:table-row table:number-rows-repeated="20">
          <table:table-cell table:number-columns-repeated="2"/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DejaVu Sans1" svg:font-family="'DejaVu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calendar="gregorian"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>
      <style:text-properties style:font-name-asian="Code2000" style:font-family-asian="Code2000" style:font-family-generic-asian="system" style:font-pitch-asian="variable" style:font-name-complex="Code2000" style:font-family-complex="Code2000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9:53:22.951992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roduct_20_Backlog_20_HW_20_6" style:display-name="Product Backlog HW 6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roduct_20_Backlog_20_HW_20_5" style:display-name="Product Backlog HW 5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1_20_Backlog" style:display-name="Sprint 1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2_20_Backlog" style:display-name="Sprint 2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3_20_Backlog" style:display-name="Sprint 3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4_20_Backlog" style:display-name="Sprint 4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NN_20_Backlog" style:display-name="Sprint NN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2T20:06:04.883443904</dc:date>
    <meta:creation-date>2016-03-21T22:16:37Z</meta:creation-date>
    <meta:editing-cycles>30</meta:editing-cycles>
    <meta:editing-duration>PT2H44M17S</meta:editing-duration>
    <meta:generator>LibreOffice/5.1.5.2$Linux_X86_64 LibreOffice_project/10m0$Build-2</meta:generator>
    <meta:document-statistic meta:table-count="8" meta:cell-count="892" meta:object-count="8"/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8.749cm" svg:height="10.626cm" xlink:href=".." xlink:type="simple" chart:class="chart:line" chart:style-name="ch1">
        <chart:title svg:x="7.226cm" svg:y="0.375cm" chart:style-name="ch2">
          <text:p>Product Backlog Burn Chart</text:p>
        </chart:title>
        <chart:plot-area chart:style-name="ch3" table:cell-range-address="'file:///home/brandon/Downloads/Robbie_Robot_Shop_Scrum.ods'#'Product Backlog'.B21:'file:///home/brandon/Downloads/Robbie_Robot_Shop_Scrum.ods'#'Product Backlog'.B29" svg:x="1.396cm" svg:y="1.362cm" svg:width="16.979cm" svg:height="8.06cm">
          <chartooo:coordinate-region svg:x="2.082cm" svg:y="1.563cm" svg:width="16.182cm" svg:height="7.209cm"/>
          <chart:axis chart:dimension="x" chart:name="primary-x" chart:style-name="ch4">
            <chart:title svg:x="10.528cm" svg:y="9.913cm" chart:style-name="ch5">
              <text:p>Sprints</text:p>
            </chart:title>
          </chart:axis>
          <chart:axis chart:dimension="y" chart:name="primary-y" chart:style-name="ch4">
            <chart:title svg:x="1.976cm" svg:y="8.226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file:///home/brandon/Downloads/Robbie_Robot_Shop_Scrum.ods'#'Product Backlog'.B21:'file:///home/brandon/Downloads/Robbie_Robot_Shop_Scrum.ods'#'Product Backlog'.B29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'file:///home/brandon/Downloads/Robbie_Robot_Shop_Scrum.ods'#'Product Backlog'.B21:'file:///home/brandon/Downloads/Robbie_Robot_Shop_Scrum.ods'#'Product Backlog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596cm" svg:height="7.585cm" xlink:href=".." xlink:type="simple" chart:class="chart:line" chart:style-name="ch1">
        <chart:title svg:x="5.073cm" svg:y="0.315cm" chart:style-name="ch2">
          <text:p>Product Backlog Burn Chart</text:p>
        </chart:title>
        <chart:plot-area chart:style-name="ch3" table:cell-range-address="'Product Backlog HW 5'.B21:'Product Backlog HW 5'.B24" svg:x="1.313cm" svg:y="1.24cm" svg:width="12.992cm" svg:height="5.202cm">
          <chartooo:coordinate-region svg:x="1.782cm" svg:y="1.441cm" svg:width="12.412cm" svg:height="4.351cm"/>
          <chart:axis chart:dimension="x" chart:name="primary-x" chart:style-name="ch4">
            <chart:title svg:x="8.262cm" svg:y="6.289cm" chart:style-name="ch5">
              <text:p>Sprints</text:p>
            </chart:title>
          </chart:axis>
          <chart:axis chart:dimension="y" chart:name="primary-y" chart:style-name="ch4">
            <chart:title svg:x="2.872cm" svg:y="5.915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 HW 5'.B21:'Product Backlog HW 5'.B2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Product Backlog HW 5'.B21:'Product Backlog HW 5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6cm" chart:style-name="ch2">
          <text:p>Sprint Burn Chart</text:p>
        </chart:title>
        <chart:plot-area chart:style-name="ch3" table:cell-range-address="'Sprint 1 Backlog'.B6:'Sprint 1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38cm" chart:style-name="ch5">
              <text:p>Tasks</text:p>
            </chart:title>
          </chart:axis>
          <chart:axis chart:dimension="y" chart:name="primary-y" chart:style-name="ch4">
            <chart:title svg:x="2.58cm" svg:y="2.713cm" chart:style-name="ch6">
              <text:p>Days</text:p>
            </chart:title>
            <chart:grid chart:style-name="ch7" chart:class="major"/>
          </chart:axis>
          <chart:series chart:style-name="ch8" chart:values-cell-range-address="'Sprint 1 Backlog'.B6:'Sprint 1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 1 Backlog'.B6:'Sprint 1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6cm" chart:style-name="ch2">
          <text:p>Sprint Burn Chart</text:p>
        </chart:title>
        <chart:plot-area chart:style-name="ch3" table:cell-range-address="'Sprint 2 Backlog'.B6:'Sprint 2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38cm" chart:style-name="ch5">
              <text:p>Tasks</text:p>
            </chart:title>
          </chart:axis>
          <chart:axis chart:dimension="y" chart:name="primary-y" chart:style-name="ch4">
            <chart:title svg:x="2.58cm" svg:y="2.713cm" chart:style-name="ch6">
              <text:p>Days</text:p>
            </chart:title>
            <chart:grid chart:style-name="ch7" chart:class="major"/>
          </chart:axis>
          <chart:series chart:style-name="ch8" chart:values-cell-range-address="'Sprint 2 Backlog'.B6:'Sprint 2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print 2 Backlog'.B6:'Sprint 2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Graph4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Graph4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5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6cm" chart:style-name="ch2">
          <text:p>Sprint Burn Chart</text:p>
        </chart:title>
        <chart:plot-area chart:style-name="ch3" table:cell-range-address="'Sprint 3 Backlog'.B6:'Sprint 3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38cm" chart:style-name="ch5">
              <text:p>Tasks</text:p>
            </chart:title>
          </chart:axis>
          <chart:axis chart:dimension="y" chart:name="primary-y" chart:style-name="ch4">
            <chart:title svg:x="2.58cm" svg:y="2.713cm" chart:style-name="ch6">
              <text:p>Days</text:p>
            </chart:title>
            <chart:grid chart:style-name="ch7" chart:class="major"/>
          </chart:axis>
          <chart:series chart:style-name="ch8" chart:values-cell-range-address="'Sprint 3 Backlog'.B6:'Sprint 3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 3 Backlog'.B6:'Sprint 3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Graph5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Graph5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6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509cm" svg:height="5.215cm" xlink:href=".." xlink:type="simple" chart:class="chart:line" chart:style-name="ch1">
        <chart:title svg:x="3.924cm" svg:y="0.331cm" chart:style-name="ch2">
          <text:p>Sprint Burn Chart</text:p>
        </chart:title>
        <chart:plot-area chart:style-name="ch3" table:cell-range-address="'Sprint 4 Backlog'.B6:'Sprint 4 Backlog'.B13" svg:x="1.232cm" svg:y="1.146cm" svg:width="9.067cm" svg:height="2.973cm">
          <chartooo:coordinate-region svg:x="1.701cm" svg:y="1.347cm" svg:width="8.487cm" svg:height="2.122cm"/>
          <chart:axis chart:dimension="x" chart:name="primary-x" chart:style-name="ch4">
            <chart:title svg:x="6.487cm" svg:y="4.233cm" chart:style-name="ch5">
              <text:p>Tasks</text:p>
            </chart:title>
          </chart:axis>
          <chart:axis chart:dimension="y" chart:name="primary-y" chart:style-name="ch4">
            <chart:title svg:x="3.009cm" svg:y="3.781cm" chart:style-name="ch6">
              <text:p>Days</text:p>
            </chart:title>
            <chart:grid chart:style-name="ch7" chart:class="major"/>
          </chart:axis>
          <chart:series chart:style-name="ch8" chart:values-cell-range-address="'Sprint 4 Backlog'.B6:'Sprint 4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Sprint 4 Backlog'.B6:'Sprint 4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Graph6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Graph6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7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6cm" chart:style-name="ch2">
          <text:p>Sprint Burn Chart</text:p>
        </chart:title>
        <chart:plot-area chart:style-name="ch3" table:cell-range-address="'Sprint NN Backlog'.B6:'Sprint NN Backlog'.B13" svg:x="1.202cm" svg:y="1.086cm" svg:width="7.627cm" svg:height="1.59cm">
          <chartooo:coordinate-region svg:x="1.888cm" svg:y="1.086cm" svg:width="6.828cm" svg:height="0.94cm"/>
          <chart:axis chart:dimension="x" chart:name="primary-x" chart:style-name="ch4">
            <chart:title svg:x="5.562cm" svg:y="3.038cm" chart:style-name="ch5">
              <text:p>Tasks</text:p>
            </chart:title>
          </chart:axis>
          <chart:axis chart:dimension="y" chart:name="primary-y" chart:style-name="ch4">
            <chart:title svg:x="2.58cm" svg:y="2.713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Graph7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Graph7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5cm" chart:style-name="ch2">
          <text:p>Sprint Burn Chart</text:p>
        </chart:title>
        <chart:plot-area chart:style-name="ch3" table:cell-range-address="'Sprint 5 Backlog'.B6:'Sprint 5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85cm" chart:style-name="ch5">
              <text:p>Tasks</text:p>
            </chart:title>
          </chart:axis>
          <chart:axis chart:dimension="y" chart:name="primary-y" chart:style-name="ch4">
            <chart:title svg:x="2.985cm" svg:y="3.735cm" chart:style-name="ch6">
              <text:p>Days</text:p>
            </chart:title>
            <chart:grid chart:style-name="ch7" chart:class="major"/>
          </chart:axis>
          <chart:series chart:style-name="ch8" chart:values-cell-range-address="'Sprint 5 Backlog'.B6:'Sprint 5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5 Backlog'.B6:'Sprint 5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